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Times New Roman1" svg:font-family="'Times New Roman'" style:font-adornments="Normal" style:font-family-generic="roman"/>
    <style:font-face style:name="Times New Roman"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style:page-number="auto"/>
    </style:style>
    <style:style style:name="T1" style:family="text">
      <style:text-properties style:font-name="Times New Roman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 text:outline-level="1">Les amours d’Orphée et sa descente aux Enfers</text:h>
        <text:h text:style-name="Heading_20_2" text:outline-level="2">Argument de la fable d’Orphée et d’Eurydice</text:h>
        <text:p text:style-name="_3c_argument_3e_"><text:span text:style-name="_3c_pb_3e_">[791]</text:span> Orphée, Poëte Thracien, fils de Oeagrus, et de Calliope, estoit le premier de son temps à bien chanter, et à joüer de la Lyre : car l’armonie de sa voix, joint à celle de son instrument charmoit, par un prodige noûveau les Arbres et les Rochers, forçant de la sorte la Nature de violler ses loix, et de renverser l’ordre qu’elle avoit estably en ses œuvres en donnant des oreilles à ces corps inanimez pour les <text:span text:style-name="_3c_pb_3e_">[792]</text:span>rendre capables du sentiment. Le bruit de ses qualitez divines courut par toute la Terre, avec cette puissance, qu’il retenoit de sa cause, de ravir les cœurs de Dames, puis qu’à l’envy les plus belles font gloire de meriter l’honneur de ses bonnes graces. La seule Eurydice, fut digne de le posséder, sans en joüir toutesfois, car elle mourut le jour de ses nopces, de la morsure d’un serpent. Vous lirez les tristes plaintes du mal-heures Orphée, qui descend aux Enfers, par le conseil d’Apollon pour ravoir son Eurydice. La Victoire, qu’il remporte sur Pluton avec les douces armes de sa voix le forçant de luy rendre, comme il fit, aux conditions toutesfois qu’il ne la regarderoit pas jusques à ce qu’il fut dans le sejour de la lumiere, à quoy il s’obligea. Mais son amour extreme luy fit fausser ses promesses. Apres <text:span text:style-name="_3c_pb_3e_">[793]</text:span>avoir un long temps discouru avec elle durant le chemin tenebreux de ces Antres pour amoindrir ses impatiences en l’attente de joüir de sa lumiere, il tourne visage à dessain de l’embrasser. Et alors il se retrouva au milieu de l’Enfer, quoy qu’il fut desja aupres des premieres portes, par le cuisant déplaisir qu’il ressentit de se voir privé pour jamais de sa chete Eurydice, qui luy dit adieu en s’en allent. Il demeura un long temps en ces lieux obscurs sur le rivage de Stix, gemissant comme un Cygne mourant, aupres de ce fleuve. Et enfin voyant que ses regrets et ses larmes ne pouvoient émouvoir ces furies, il remonte en Terre sur le haut d’une Montagne, où il jetta au vent les derniers soupirs de sa voix, et ou il fit entendre au Ciel et à la Nature les tristes accens de sa Lyre, dont l’armonie appella les Forets et <text:span text:style-name="_3c_pb_3e_">[794]</text:span>leurs hostes avec les Rochers charmez par sa douceur aupres de luy. Les M<text:span text:style-name="T1">œ</text:span>nades femmes des Cicones estant forcenees de rage et animee par la Deesse Erinys, le mirent en pieces et rougirent les Rochers de son sang, les Arbres et les Montagnes assemblez furent témoins de cest spectacle, de sorte que retenant encore leur sentiment ils ressentirent la mort de celuy, dont la voix avoit changé leur nature insensible. Ses membres furent jettez et épars en divers lieux, et sa Lyre dans le fleuve l’Hebre avec sa teste. Vous lirez encore la vengeance que le Dieu Bachus tira de sa mort.</text:p>
        <text:p text:style-name="_3c_argument_3e_"/>
        <text:h text:style-name="Heading_20_2" text:outline-level="2">Les amours d’Orphée et d’Eurydice</text:h>
        <text:p text:style-name="Standard"><text:span text:style-name="_3c_pb_3e_">[795]</text:span>Les affections les plus extremes nous font ressentir les plus parfaits contentements en la joüissance du sujet aymé. La Nature, quelque puissante qu’elle soit à produire des allimens d’une <text:span text:style-name="_3c_pb_3e_">[796]</text:span>douceur nompareille, n’a rien en loy de si agreable et de si delicieux que ce veritable Nectar, dont l’Amour desaltere la soif de nos ames. On a beau feindre, avec les discors eloquens des Poëtes, que les Dieux se repaissent en leur Olympe d’une certaine emboisie que les Cieux produisent par merveille, comme le plus pur de leur Nature. Celle dont l’Amour nous entretient, a des charmes de douceur si puissants, que les mortels méprisent le sejour des Dieux, croyant veritablement que la Terre est un nouveau Ciel ; puis que toutes les delices y font leur demeure à la compagnie de <text:soft-page-break/>l’Amour, seul Dieu parmy tous les autres, qui a plus d’Autels consacrez à sa gloire. Je somme les plus beaux <text:span text:style-name="_3c_pb_3e_">[797]</text:span>esprits, et les ames capables d’estre atteintes de cette noble passion de l’amour de confesser cette verité : qu’on ne douteroit plus de l’Enfer, si on estoit privé durant la vie de ses doux sentimens, puis que leurs plaisirs nous persuadent puissamment de croire qu’il y a un Paradis Terrestre, où l’Amour, ce Dieu souverain estoit en prison, et enchaisné avec les liens des contentements du monde. Et que s’estant sauvé par les finesses, emportant toutefois les chaisnes de la servitude, pour converser avec nous, il a planté dans nostre terroir les roses de ses delices, et de la sorte épandu le Paradis par toute la Terre. Et au lieu qu’il estoit captif, ils nous detient esclaves soubs son Empire, mais cette captivité <text:span text:style-name="_3c_pb_3e_">[798]</text:span>est si agreable, que nous n’aymons nostre liberté, que pour estre libre à la rendre eternelle. Je parle de l’amour qui se trouve dans les mariages, ou pour mieux dire des sainctes affections, dont l’estrainte lie estroittement nos cœurs d’une façon purement divine : Car l’amour profane n’a qu’une beauté d’esclair, qui se destruit d’elle-mesme en un moment : On ne peut point s’élever à la cognoissance des plaisirs extremes, qui sont compris dans l’Hymenee, l’experience seule nous peut rendre eloquens, non pour exprimer leur douceur, avec les termes de nostre condition mortelle, mais seulement pour en dire quelque chose qui tesmoigne que c’est un ombre de leur corps. L’estonnement n’en <text:span text:style-name="_3c_pb_3e_">[801]</text:span>est pas grand. Les Atomes se raportent tousjours à leur unité, les effects à leurs causes, et la merveille des actions à la perfection de l’agent. De sorte que puis que le vray Dieu que nous adorons à estably luy-mesme les fondements des loix du Mariage, il est croyable (et l’experience particuliere que nous en avons en destruit la doute), qu’il y a versé abondamment le miel de ses benedictions, aliment capable d’assouvir l’appetit de nos ames, lors qu’elles sont diposees à en recevoir la nourriture. Ce n’est pas que les autres affections que nous contractons en la presence des sujets aymables de nous portent aucunesfois en leur faveur, à un mesme degré d’extremité, que pourroit faire un amour saintement <text:span text:style-name="_3c_pb_3e_">[802]</text:span>conceuë, mais ce ne sont que les premiers mouvemens d’une aveugle passion, qui arme nostre courage et nostre colonté d’une force qui se destruit peu à peu, à mesure que nous agissons. Ou au contraire lors que nous sommes animez par la consideration de l’interest d’une amitié conjugale : la raison seule émeut nos sentiments, et toutes les puissances de nos ames pour voir promptement les effects de nos propositions, à l’advantage du sujet que nous aymons. Nostre esprit ne demeur jamais en repos, comme éloigné de seul élement qui luy faisoit respirer l’air d’une vie comblee de felicité en l’absence de cette moitié de nous-mesme, dont les douleurs sont nos tourmens, et dont la <text:span text:style-name="_3c_pb_3e_">[803]</text:span>mort ouvre nostre sepulture. Et si aucunesfois nous leur survivons, c’est pour eterniser leur respas, en eternisant nos souffrances, et ériger dans nos cœurs, à leur memoire des tristes autels, où à toute heure nous puissions respandre mille larmes de regrets, et autant de plaintes, comme si nous croyons avec ces offrances appaiser l’ire des Dieux, et rendre la mort exorable à nos cris, afin qu’elle nous rendist ce qu’elle nous auroit ravy. Ces impatiences, ces inquietudes, ces douleurs, ces regrets, et enfin toutes ces actions tesmoins irreprochables ou de nostre amour, ou de nostre tristesse, sont naïfvement representez comme dans un tableau, dans cette Fable, par l’exemple du mal-heureux Orphée, <text:span text:style-name="_3c_pb_3e_">[804]</text:span>atteint du plus cuisant desplaisir qui blessa jamais une ame passionnément amoureuse : car il descendit aux Enfers pour trouver son paradis, croyant que les peines de ces esprits infortunez n’avoient rien de rigoureux, à l’égal de ses peines, estant privé des beaux yeux de sa chere Eurydice, dont le trespas l’ensevelit dans un tombeau vivant, où mille morts tyrrannisoient continuellement sa vie, sans pouvoir mourir, d’où procedoit un mal qui estoit plus grand que tous ses maux, d’autant qu’il vouloit suivre l’ame, dont il estoit le corps, tesmoin sa descente en ces lieux tenebreux, où l’armonie de sa Lyre charmante luy traça un chemin, non jamais cogneu, selon que vous verrez par la suicte de la Fable.</text:p>
        <text:p text:style-name="Standard"><text:span text:style-name="_3c_pb_3e_">[805]</text:span>Les divines qualitez d’Orphée rendoient idolatres tous les mortels, car le renom de ses perfections, avoient desja fait ériger à son honneur un nombre infiny d’Autels par toute la terre. Ceux qui le voyoient eussent voulu estre tout oreilles, pour ouyr avec plus de satisfaction l’harmonie de sa voix, mariee avec celle de sa lyre, d’où procedoit un concert si melodieux, que la musque mesme en estoit jalouse, à cause que tous ses sons estoient tellement proportionnez à la douceur nonpareille de ces divins accords que les Dieux jaloux de tant de gloire, s’irritoient aucunesfois contre les hommes de ce qu’ils abandonnoient leurs temples, pour y faire des sacrifices. <text:soft-page-break/>Et souvent Jupiter prenoit ses armes vengeresses, <text:span text:style-name="_3c_pb_3e_">[806]</text:span>à dessein de punir ce Chantre Thracien, mais comme on met en avant que le son des tambours, des trompettes, et des Cloches dissoud les nuPes, et chasse les tonnerres. Je puis dire plus veritablement que l’agreable son de la Lyre d’Orphée desarmoit de Cieu de la Foudre, dissipoit les nuages de la cholere qui couvroit son visage, l’opposant à la naissance des esclairs, pour en éviter les foudres et ainsi il vivoit dans le regne de ses felicitez, admiré d’un chacun, et adoré de tout le monde ensemble, du consentement des Dieux.</text:p>
        <text:p text:style-name="Standard">Or entre toutes les plus belles Nymphes qui furent éprises de sa perfection, il n’aima jamais qu’Eurydice (aussi veritablement estoit-ce la plus aymable creature <text:span text:style-name="_3c_pb_3e_">[807]</text:span>que l’Amour eust jamais blessée de ses traicts). Leurs affections reciproques se trouvent si extremes en leur naissance, que ceux qui en cognoissoient l’excez, n’en pouvoient desirer que la duree, la Beauté d’Eurydice ravit l’ame d’Orphee par les yeux, et l’armonie de la voix d’Orphee celle d’Eurydice par les oreilles, si que tous deux amoureux, et ravis reciproquement par des divers charmes, unissent leurs cœurs en ce ravissement, par un amour qui ne mourra jamais, l’un trouve son Paradis dans l’admiration de ce qu’il ayme, et l’autre en ayant la voix de celuy qu’il adore, dont les chansons sont des discours d’Oracles, qui presagent que sa vie sera comblee de toute sorte de félicité. Et veritablement, il estoit impossible qu’elle en creut autre chose, pour ce que la voix de son Amant faisoit assembler tous les plaisirs autour d’elle pour en écouter l’armonie, ainsi elle ne songeoit à rien moins qu’au mal-heur qui se preparoit pour changer son lict nuptial, et une funeste sepultur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Times New Roman1" svg:font-family="'Times New Roman'" style:font-adornments="Normal" style:font-family-generic="roman"/>
    <style:font-face style:name="Times New Roman"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position="0% 100%" fo:font-size="12pt" fo:letter-spacing="normal" fo:language="fr" fo:country="FR" style:font-size-asian="12pt" style:language-asian="fr" style:country-asian="FR" style:font-size-complex="12pt" style:language-complex="fr" style:country-complex="FR" style:text-scale="100%"/>
    </style:default-style>
    <style:default-style style:family="paragraph">
      <style:paragraph-properties fo:margin-left="0cm" fo:margin-right="0cm" fo:margin-top="0cm" fo:margin-bottom="0cm"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text-properties style:font-name="Times New Roma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c_argument_3e_" style:display-name="&lt;argument&gt;" style:family="paragraph" style:parent-style-name="Standard">
      <style:paragraph-properties fo:margin-left="2cm" fo:margin-right="2cm" fo:text-indent="0.3cm" style:auto-text-indent="false"/>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_3c_pb_3e_" style:display-name="&lt;pb&gt;" style:family="text">
      <style:text-properties fo:color="#ff3333" style:text-position="sub 58%"/>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uscule d'un célébre auteur egyptien . Contenant l'histoire d'Orphée, par laquelle on pourroit soupçonner qu'il est peu de femmes fideles</dc:title>
    <dc:subject/>
    <meta:initial-creator>Collande, Alexandre-Jacques-Pierre Le Gendre (1726?-1752)</meta:initial-creator>
    <meta:keyword/>
    <dc:date>2020-03-04T19:28:19.42</dc:date>
    <dc:creator>Karolina Suchecka</dc:creator>
    <meta:editing-duration>PT3H26M49S</meta:editing-duration>
    <meta:editing-cycles>3</meta:editing-cycles>
    <meta:generator>OpenOffice/4.1.6$Win32 OpenOffice.org_project/416m1$Build-9790</meta:generator>
    <meta:document-statistic meta:table-count="0" meta:image-count="0" meta:object-count="0" meta:page-count="3" meta:paragraph-count="7" meta:word-count="1740" meta:character-count="10368"/>
  </office:meta>
</office:document-meta>
</file>